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fo:min-height="0.288cm"/>
    </style:style>
    <style:style style:name="gr3" style:family="graphic" style:parent-style-name="standard">
      <style:graphic-properties draw:stroke="none" svg:stroke-color="#000000" draw:fill="none" draw:fill-color="#ffffff" fo:min-height="1.116cm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7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3.799cm" svg:height="2.899cm" svg:x="7.5cm" svg:y="1.8cm" svg:viewBox="0 0 3800 2900" svg:d="m0 341c0-171 223-341 447-341h2906c223 0 447 170 447 341v2217c0 171-224 342-447 342h-2906c-224 0-447-171-447-342zm0-2558zm3800 2900zm-3800-2018h3799z">
          <text:p/>
        </draw:path>
        <draw:frame draw:style-name="gr2" draw:text-style-name="P2" draw:layer="layout" svg:width="3.6cm" svg:height="0.65cm" svg:x="7.6cm" svg:y="1.95cm">
          <draw:text-box>
            <text:p text:style-name="P2"><text:span text:style-name="T1">Initialisation Unité</text:span></text:p>
          </draw:text-box>
        </draw:frame>
        <draw:frame draw:style-name="gr3" draw:text-style-name="P2" draw:layer="layout" svg:width="3.3cm" svg:height="1.65cm" svg:x="7.7cm" svg:y="2.9cm">
          <draw:text-box>
            <text:p text:style-name="P2"><text:span text:style-name="T1">\entry Pv=2</text:span></text:p>
            <text:p text:style-name="P2"><text:span text:style-name="T1">\entry Defense =2</text:span></text:p>
            <text:p text:style-name="P2"><text:span text:style-name="T1">\entry Attaque = 2</text:span></text:p>
          </draw:text-box>
        </draw:frame>
        <draw:path draw:style-name="gr1" draw:text-style-name="P1" draw:layer="layout" svg:width="3.799cm" svg:height="2.899cm" svg:x="7.5cm" svg:y="1.8cm" svg:viewBox="0 0 3800 2900" svg:d="m0 341c0-171 223-341 447-341h2906c223 0 447 170 447 341v2217c0 171-224 342-447 342h-2906c-224 0-447-171-447-342zm0-2558zm3800 2900zm-3800-2018h3799z">
          <text:p/>
        </draw:path>
        <draw:frame draw:style-name="gr2" draw:text-style-name="P3" draw:layer="layout" svg:width="3.6cm" svg:height="0.645cm" svg:x="7.6cm" svg:y="1.95cm">
          <draw:text-box>
            <text:p text:style-name="P3"><text:span text:style-name="T2">Initialisation Unité</text:span></text:p>
          </draw:text-box>
        </draw:frame>
        <draw:frame draw:style-name="gr3" draw:text-style-name="P2" draw:layer="layout" svg:width="3.9cm" svg:height="1.433cm" svg:x="7.5cm" svg:y="2.9cm">
          <draw:text-box>
            <text:p text:style-name="P2"><text:span text:style-name="T1">Entry/ Pv=2</text:span></text:p>
            <text:p text:style-name="P2"><text:span text:style-name="T1">Entry/ Defense =2</text:span></text:p>
            <text:p text:style-name="P2"><text:span text:style-name="T1">\entry/ Attaque = 2</text:span></text:p>
          </draw:text-box>
        </draw:frame>
        <draw:path draw:style-name="gr1" draw:text-style-name="P1" draw:layer="layout" svg:width="3.799cm" svg:height="2.899cm" svg:x="7.5cm" svg:y="5.9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4" draw:layer="layout" svg:width="3.6cm" svg:height="0.65cm" svg:x="7.5cm" svg:y="6.05cm">
          <draw:text-box>
            <text:p text:style-name="P4"><text:span text:style-name="T2">Unité Inactive</text:span></text:p>
          </draw:text-box>
        </draw:frame>
        <draw:frame draw:style-name="gr5" draw:text-style-name="P2" draw:layer="layout" svg:width="3.3cm" svg:height="1.65cm" svg:x="7.6cm" svg:y="7cm">
          <draw:text-box>
            <text:p text:style-name="P2"><text:span text:style-name="T1">Do/ attente</text:span></text:p>
          </draw:text-box>
        </draw:frame>
        <draw:line draw:style-name="gr6" draw:text-style-name="P1" draw:layer="layout" svg:x1="9.3cm" svg:y1="4.7cm" svg:x2="9.3cm" svg:y2="5.9cm">
          <text:p/>
        </draw:line>
        <draw:path draw:style-name="gr1" draw:text-style-name="P1" draw:layer="layout" svg:width="3.799cm" svg:height="2.899cm" svg:x="3.8cm" svg:y="10.1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3" draw:layer="layout" svg:width="3.6cm" svg:height="0.65cm" svg:x="3.9cm" svg:y="10.25cm">
          <draw:text-box>
            <text:p text:style-name="P3"><text:span text:style-name="T2">Combat (défense)</text:span></text:p>
          </draw:text-box>
        </draw:frame>
        <draw:frame draw:style-name="gr5" draw:text-style-name="P2" draw:layer="layout" svg:width="3.6cm" svg:height="1.65cm" svg:x="3.9cm" svg:y="11.15cm">
          <draw:text-box>
            <text:p text:style-name="P2"><text:span text:style-name="T1">Entry/ Pv=2</text:span></text:p>
            <text:p text:style-name="P2"><text:span text:style-name="T1">Entry/ Defense =2</text:span></text:p>
            <text:p text:style-name="P2"><text:span text:style-name="T1">Entry/ Attaque = 2</text:span></text:p>
          </draw:text-box>
        </draw:frame>
        <draw:path draw:style-name="gr1" draw:text-style-name="P1" draw:layer="layout" svg:width="3.799cm" svg:height="2.899cm" svg:x="11cm" svg:y="10.1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3" draw:layer="layout" svg:width="3.6cm" svg:height="0.65cm" svg:x="11.1cm" svg:y="10.25cm">
          <draw:text-box>
            <text:p text:style-name="P3"><text:span text:style-name="T2">Unité Active</text:span></text:p>
          </draw:text-box>
        </draw:frame>
        <draw:frame draw:style-name="gr5" draw:text-style-name="P2" draw:layer="layout" svg:width="3.3cm" svg:height="1.65cm" svg:x="11.2cm" svg:y="11.2cm">
          <draw:text-box>
            <text:p text:style-name="P2"><text:span text:style-name="T1">Entry/ Point de déplacement = 1</text:span></text:p>
          </draw:text-box>
        </draw:frame>
        <draw:path draw:style-name="gr1" draw:text-style-name="P1" draw:layer="layout" svg:width="3.799cm" svg:height="2.899cm" svg:x="3.8cm" svg:y="14.1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3" draw:layer="layout" svg:width="3.7cm" svg:height="0.65cm" svg:x="3.9cm" svg:y="14.25cm">
          <draw:text-box>
            <text:p text:style-name="P3"><text:span text:style-name="T2">Mise à jour des PV</text:span></text:p>
          </draw:text-box>
        </draw:frame>
        <draw:frame draw:style-name="gr5" draw:text-style-name="P2" draw:layer="layout" svg:width="3.3cm" svg:height="1.65cm" svg:x="4cm" svg:y="15.2cm">
          <draw:text-box>
            <text:p text:style-name="P2"><text:span text:style-name="T1">Entry/ Pv = Pv – résultat(combat)</text:span></text:p>
          </draw:text-box>
        </draw:frame>
        <draw:path draw:style-name="gr1" draw:text-style-name="P1" draw:layer="layout" svg:width="3.799cm" svg:height="2.899cm" svg:x="11.1cm" svg:y="14.1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3" draw:layer="layout" svg:width="3.6cm" svg:height="0.65cm" svg:x="11.2cm" svg:y="14.25cm">
          <draw:text-box>
            <text:p text:style-name="P3"><text:span text:style-name="T2">Case suivante</text:span></text:p>
          </draw:text-box>
        </draw:frame>
        <draw:frame draw:style-name="gr5" draw:text-style-name="P2" draw:layer="layout" svg:width="3.3cm" svg:height="1.65cm" svg:x="11.3cm" svg:y="15.2cm">
          <draw:text-box>
            <text:p text:style-name="P2"><text:span text:style-name="T1">Evt-ext/ Choix de la case</text:span></text:p>
          </draw:text-box>
        </draw:frame>
        <draw:path draw:style-name="gr1" draw:text-style-name="P1" draw:layer="layout" svg:width="3.799cm" svg:height="2.899cm" svg:x="8.7cm" svg:y="18.2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3" draw:layer="layout" svg:width="3.6cm" svg:height="1.039cm" svg:x="8.8cm" svg:y="18.197cm">
          <draw:text-box>
            <text:p text:style-name="P3"><text:span text:style-name="T2">Mise à jour de la position</text:span></text:p>
          </draw:text-box>
        </draw:frame>
        <draw:frame draw:style-name="gr5" draw:text-style-name="P2" draw:layer="layout" svg:width="3.3cm" svg:height="2.221cm" svg:x="8.9cm" svg:y="19cm">
          <draw:text-box>
            <text:p text:style-name="P2"><text:span text:style-name="T1">Entry/ Point de déplacement = 0</text:span></text:p>
            <text:p text:style-name="P2"><text:span text:style-name="T1">Entry/ Déplacement de l'unité</text:span></text:p>
          </draw:text-box>
        </draw:frame>
        <draw:path draw:style-name="gr1" draw:text-style-name="P1" draw:layer="layout" svg:width="3.799cm" svg:height="2.899cm" svg:x="13.9cm" svg:y="18.2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3" draw:layer="layout" svg:width="3.6cm" svg:height="0.65cm" svg:x="13.9cm" svg:y="18.35cm">
          <draw:text-box>
            <text:p text:style-name="P3"><text:span text:style-name="T2">Combat (attaque)</text:span></text:p>
          </draw:text-box>
        </draw:frame>
        <draw:frame draw:style-name="gr5" draw:text-style-name="P2" draw:layer="layout" svg:width="3.3cm" svg:height="1.65cm" svg:x="14.1cm" svg:y="19.3cm">
          <draw:text-box>
            <text:p text:style-name="P2"><text:span text:style-name="T1">Do/ attaque</text:span></text:p>
          </draw:text-box>
        </draw:frame>
        <draw:path draw:style-name="gr1" draw:text-style-name="P1" draw:layer="layout" svg:width="3.799cm" svg:height="2.899cm" svg:x="14cm" svg:y="22.8cm" svg:viewBox="0 0 3800 2900" svg:d="m0 341c0-171 223-341 447-341h2906c223 0 447 170 447 341v2217c0 171-224 342-447 342h-2906c-224 0-447-171-447-342zm0-2558zm3800 2900zm-3800-2018h3799z">
          <text:p/>
        </draw:path>
        <draw:frame draw:style-name="gr4" draw:text-style-name="P3" draw:layer="layout" svg:width="3.8cm" svg:height="0.65cm" svg:x="14cm" svg:y="22.9cm">
          <draw:text-box>
            <text:p text:style-name="P3"><text:span text:style-name="T2">Mise à jour des PV</text:span></text:p>
          </draw:text-box>
        </draw:frame>
        <draw:frame draw:style-name="gr7" draw:text-style-name="P2" draw:layer="layout" svg:width="3.3cm" svg:height="2.027cm" svg:x="14.2cm" svg:y="23.7cm">
          <draw:text-box>
            <text:p text:style-name="P2"><text:span text:style-name="T1">Entry/ Pv = Pv – résultat (combat).</text:span></text:p>
            <text:p text:style-name="P2"><text:span text:style-name="T1">Entry/ Point de déplacement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bert Aurelien</meta:initial-creator>
    <meta:creation-date>2013-11-14T16:38:17</meta:creation-date>
    <dc:date>2013-11-14T16:55:50</dc:date>
    <dc:creator>Hebert Aurelien</dc:creator>
    <meta:editing-duration>PT17M33S</meta:editing-duration>
    <meta:editing-cycles>4</meta:editing-cycles>
    <meta:generator>LibreOffice/3.4$Unix LibreOffice_project/340m1$Build-602</meta:generator>
    <meta:document-statistic meta:object-count="31"/>
  </office:meta>
</office:document-meta>
</file>